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1.4791in"/>
    </style:style>
    <style:style style:name="co20" style:family="table-column">
      <style:table-column-properties fo:break-before="auto" style:column-width="1.3646in"/>
    </style:style>
    <style:style style:name="co21" style:family="table-column">
      <style:table-column-properties fo:break-before="auto" style:column-width="1.05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49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6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E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E66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4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3" table:default-cell-style-name="ce2"/>
        <table:table-column table:style-name="co13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2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32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15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7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/>
          <table:table-cell table:style-name="ce13" table:number-columns-repeated="4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3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24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3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5];[.$A$9])" office:value-type="string" office:string-value="1,5" calcext:value-type="string">
            <text:p>1,5</text:p>
          </table:table-cell>
          <table:table-cell table:style-name="ce20" office:value-type="string" calcext:value-type="string">
            <text:p>24,8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3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5];[.$A$11])" office:value-type="string" office:string-value="1,7" calcext:value-type="string">
            <text:p>1,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3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5];[.$A$11:.$A$12])" office:value-type="string" office:string-value="1,7,8" calcext:value-type="string">
            <text:p>1,7,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style-name="ce15" table:formula="of:=COM.MICROSOFT.TEXTJOIN(&quot;,&quot;;1;[.$A$5];[.$A$11:.$A$13])" office:value-type="string" office:string-value="1,7,8,9" calcext:value-type="string">
            <text:p>1,7,8,9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14])" office:value-type="string" office:string-value="1,7,8,9,10" calcext:value-type="string">
            <text:p>1,7,8,9,10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15])" office:value-type="string" office:string-value="1,7,8,9,10,11" calcext:value-type="string">
            <text:p>1,7,8,9,10,11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16])" office:value-type="string" office:string-value="1,7,8,9,10,11,12" calcext:value-type="string">
            <text:p>1,7,8,9,10,11,12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18])" office:value-type="string" office:string-value="1,7,8,9,10,11,12,13,14" calcext:value-type="string">
            <text:p>1,7,8,9,10,11,12,13,14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19])" office:value-type="string" office:string-value="1,7,8,9,10,11,12,13,14,15" calcext:value-type="string">
            <text:p>1,7,8,9,10,11,12,13,14,15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20])" office:value-type="string" office:string-value="1,7,8,9,10,11,12,13,14,15,16" calcext:value-type="string">
            <text:p>1,7,8,9,10,11,12,13,14,15,16</text:p>
          </table:table-cell>
          <table:table-cell table:style-name="ce25" office:value-type="string" calcext:value-type="string">
            <text:p>2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21])" office:value-type="string" office:string-value="1,7,8,9,10,11,12,13,14,15,16,17" calcext:value-type="string">
            <text:p>1,7,8,9,10,11,12,13,14,15,16,17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7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33" table:content-validation-name="val7" office:value-type="string" calcext:value-type="string">
            <text:p>Loose</text:p>
          </table:table-cell>
          <table:table-cell table:style-name="ce33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4"/>
          <table:table-cell table:style-name="ce7" table:formula="of:=COM.MICROSOFT.TEXTJOIN(&quot;,&quot;;1;[.$A$5];[.$A$22:.$A$22])" office:value-type="string" office:string-value="1,18" calcext:value-type="string">
            <text:p>1,18</text:p>
          </table:table-cell>
          <table:table-cell table:style-name="ce6" office:value-type="string" calcext:value-type="string">
            <text:p>24,24</text:p>
          </table:table-cell>
          <table:table-cell table:style-name="ce6"/>
          <table:table-cell table:number-columns-repeated="2" table:style-name="ce3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32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2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7" table:formula="of:=COM.MICROSOFT.TEXTJOIN(&quot;,&quot;;1;[.$A$5];[.$A$22:.$A$23])" office:value-type="string" office:string-value="1,18,19" calcext:value-type="string">
            <text:p>1,18,19</text:p>
          </table:table-cell>
          <table:table-cell table:style-name="ce20" office:value-type="string" calcext:value-type="string">
            <text:p>24,24,24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8" office:value-type="string" calcext:value-type="string">
            <text:p>21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Map Siz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table:number-columns-repeated="3"/>
          <table:table-cell table:style-name="ce19" table:formula="of:=COM.MICROSOFT.TEXTJOIN(&quot;,&quot;;1;[.$A$5];[.$A$6];[.$A$7])" office:value-type="string" office:string-value="1,2,3" calcext:value-type="string">
            <text:p>1,2,3</text:p>
          </table:table-cell>
          <table:table-cell table:style-name="ce36" office:value-type="string" calcext:value-type="string">
            <text:p>40,12,2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3"/>
          <table:table-cell table:style-name="ce22" table:number-columns-repeated="985"/>
        </table:table-row>
        <table:table-row table:style-name="ro3">
          <table:table-cell table:style-name="ce8" office:value-type="string" calcext:value-type="string">
            <text:p>22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5"/>
          <table:table-cell table:style-name="ce19" table:formula="of:=COM.MICROSOFT.TEXTJOIN(&quot;,&quot;;1;[.$A$5];[.$A$6];[.$A$7];[.$A$25])" office:value-type="string" office:string-value="1,2,3,21" calcext:value-type="string">
            <text:p>1,2,3,21</text:p>
          </table:table-cell>
          <table:table-cell table:style-name="ce36" office:value-type="string" calcext:value-type="string">
            <text:p>40,12,2,24</text:p>
          </table:table-cell>
          <table:table-cell table:style-name="ce8" office:value-type="string" calcext:value-type="string">
            <text:p>1,1,1,2.5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3"/>
          <table:table-cell table:style-name="ce22" table:number-columns-repeated="985"/>
        </table:table-row>
        <table:table-row table:style-name="ro3">
          <table:table-cell table:style-name="ce8" office:value-type="string" calcext:value-type="string">
            <text:p>23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5"/>
          <table:table-cell table:style-name="ce19" table:formula="of:=COM.MICROSOFT.TEXTJOIN(&quot;,&quot;;1;[.$A$5];[.$A$6];[.$A$7];[.$A$25:.$A$26])" office:value-type="string" office:string-value="1,2,3,21,22" calcext:value-type="string">
            <text:p>1,2,3,21,22</text:p>
          </table:table-cell>
          <table:table-cell table:style-name="ce36" office:value-type="string" calcext:value-type="string">
            <text:p>40,12,2,24,24</text:p>
          </table:table-cell>
          <table:table-cell table:style-name="ce8" office:value-type="string" calcext:value-type="string">
            <text:p>1,1,1,2.5,2.5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3"/>
          <table:table-cell table:style-name="ce22" table:number-columns-repeated="985"/>
        </table:table-row>
        <table:table-row table:style-name="ro3">
          <table:table-cell table:style-name="ce8" office:value-type="string" calcext:value-type="string">
            <text:p>24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5"/>
          <table:table-cell table:style-name="ce19" table:formula="of:=COM.MICROSOFT.TEXTJOIN(&quot;,&quot;;1;[.$A$5];[.$A$6];[.$A$7];[.$A$25:.$A$27])" office:value-type="string" office:string-value="1,2,3,21,22,23" calcext:value-type="string">
            <text:p>1,2,3,21,22,23</text:p>
          </table:table-cell>
          <table:table-cell table:style-name="ce36" office:value-type="string" calcext:value-type="string">
            <text:p>40,12,2,24,24,24</text:p>
          </table:table-cell>
          <table:table-cell table:style-name="ce8" office:value-type="string" calcext:value-type="string">
            <text:p>1,1,1,2.5,2.5,2.5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3"/>
          <table:table-cell table:style-name="ce22" table:number-columns-repeated="985"/>
        </table:table-row>
        <table:table-row table:style-name="ro3">
          <table:table-cell table:style-name="ce8" office:value-type="string" calcext:value-type="string">
            <text:p>25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5"/>
          <table:table-cell table:style-name="ce19" table:formula="of:=COM.MICROSOFT.TEXTJOIN(&quot;,&quot;;1;[.$A$5];[.$A$6];[.$A$7];[.$A$25:.$A$28])" office:value-type="string" office:string-value="1,2,3,21,22,23,24" calcext:value-type="string">
            <text:p>1,2,3,21,22,23,24</text:p>
          </table:table-cell>
          <table:table-cell table:style-name="ce36" office:value-type="string" calcext:value-type="string">
            <text:p>40,12,2,24,24,24,24</text:p>
          </table:table-cell>
          <table:table-cell table:style-name="ce8" office:value-type="string" calcext:value-type="string">
            <text:p>1,1,1,2.5,2.5,2.5,2.5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3"/>
          <table:table-cell table:style-name="ce22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5" office:value-type="string" calcext:value-type="string">
            <text:p>36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15" table:formula="of:=COM.MICROSOFT.TEXTJOIN(&quot;,&quot;;1;[.$A$5];[.$A$30])" office:value-type="string" office:string-value="1,26" calcext:value-type="string">
            <text:p>1,26</text:p>
          </table:table-cell>
          <table:table-cell table:style-name="ce25" office:value-type="string" calcext:value-type="string">
            <text:p>36,12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15" table:formula="of:=COM.MICROSOFT.TEXTJOIN(&quot;,&quot;;1;[.$A$5];[.$A$30:.$A$31])" office:value-type="string" office:string-value="1,26,27" calcext:value-type="string">
            <text:p>1,26,27</text:p>
          </table:table-cell>
          <table:table-cell table:style-name="ce25" office:value-type="string" calcext:value-type="string">
            <text:p>36,12,12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15" table:formula="of:=COM.MICROSOFT.TEXTJOIN(&quot;,&quot;;1;[.$A$5];[.$A$30:.$A$32])" office:value-type="string" office:string-value="1,26,27,28" calcext:value-type="string">
            <text:p>1,26,27,28</text:p>
          </table:table-cell>
          <table:table-cell table:style-name="ce25" office:value-type="string" calcext:value-type="string">
            <text:p>36,12,12,12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BLOCKER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15" table:formula="of:=COM.MICROSOFT.TEXTJOIN(&quot;,&quot;;1;[.$A$5];[.$A$8])" office:value-type="string" office:string-value="1,4" calcext:value-type="string">
            <text:p>1,4</text:p>
          </table:table-cell>
          <table:table-cell table:style-name="ce4" office:value-type="string" calcext:value-type="string">
            <text:p>16,4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15" table:formula="of:=COM.MICROSOFT.TEXTJOIN(&quot;,&quot;;1;[.$A$5];[.$A$35])" office:value-type="string" office:string-value="1,31" calcext:value-type="string">
            <text:p>1,31</text:p>
          </table:table-cell>
          <table:table-cell table:style-name="ce4" office:value-type="string" calcext:value-type="string">
            <text:p>16,0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;[.$A$36])" office:value-type="string" office:string-value="1,32" calcext:value-type="string">
            <text:p>1,32</text:p>
          </table:table-cell>
          <table:table-cell table:style-name="ce4" office:value-type="string" calcext:value-type="string">
            <text:p>10,3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15" table:formula="of:=COM.MICROSOFT.TEXTJOIN(&quot;,&quot;;1;[.$A$5];[.$A$36];[.$A$38])" office:value-type="string" office:string-value="1,32,34" calcext:value-type="string">
            <text:p>1,32,34</text:p>
          </table:table-cell>
          <table:table-cell table:style-name="ce4" office:value-type="string" calcext:value-type="string">
            <text:p>12,3,8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15" table:formula="of:=COM.MICROSOFT.TEXTJOIN(&quot;,&quot;;1;[.$A$5];[.$A$36];[.$A$38:.$A$39])" office:value-type="string" office:string-value="1,32,34,35" calcext:value-type="string">
            <text:p>1,32,34,35</text:p>
          </table:table-cell>
          <table:table-cell table:style-name="ce4" office:value-type="string" calcext:value-type="string">
            <text:p>11,3,8,8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 table:formula="of:=COM.MICROSOFT.TEXTJOIN(&quot;,&quot;;1;[.$A$5];[.$A$36];[.$A$38:.$A$40])" office:value-type="string" office:string-value="1,32,34,35,36" calcext:value-type="string">
            <text:p>1,32,34,35,36</text:p>
          </table:table-cell>
          <table:table-cell table:style-name="ce4" office:value-type="string" calcext:value-type="string">
            <text:p>20,3,8,8,8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 table:formula="of:=COM.MICROSOFT.TEXTJOIN(&quot;,&quot;;1;[.$A$5];[.$A$36];[.$A$38:.$A$41])" office:value-type="string" office:string-value="1,32,34,35,36,37" calcext:value-type="string">
            <text:p>1,32,34,35,36,37</text:p>
          </table:table-cell>
          <table:table-cell table:style-name="ce4" office:value-type="string" calcext:value-type="string">
            <text:p>23,3,8,8,8,8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;[.$A$36];[.$A$38:.$A$42])" office:value-type="string" office:string-value="1,32,34,35,36,37,38" calcext:value-type="string">
            <text:p>1,32,34,35,36,37,38</text:p>
          </table:table-cell>
          <table:table-cell table:style-name="ce4" office:value-type="string" calcext:value-type="string">
            <text:p>10,3,4,4,4,4,4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15" table:formula="of:=COM.MICROSOFT.TEXTJOIN(&quot;,&quot;;1;[.$A$5];[.$A$36];[.$A$38:.$A$42];[.$A$44])" office:value-type="string" office:string-value="1,32,34,35,36,37,38,40" calcext:value-type="string">
            <text:p>1,32,34,35,36,37,38,40</text:p>
          </table:table-cell>
          <table:table-cell table:style-name="ce4" office:value-type="string" calcext:value-type="string">
            <text:p>12,3,4,4,4,4,4,4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15" table:formula="of:=COM.MICROSOFT.TEXTJOIN(&quot;,&quot;;1;[.$A$5];[.$A$36];[.$A$38:.$A$42];[.$A$44:.$A$45])" office:value-type="string" office:string-value="1,32,34,35,36,37,38,40,41" calcext:value-type="string">
            <text:p>1,32,34,35,36,37,38,40,41</text:p>
          </table:table-cell>
          <table:table-cell table:style-name="ce4" office:value-type="string" calcext:value-type="string">
            <text:p>21,3,4,4,4,4,4,4,4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5" table:formula="of:=COM.MICROSOFT.TEXTJOIN(&quot;,&quot;;1;[.$A$5];[.$A$47])" office:value-type="string" office:string-value="1,43" calcext:value-type="string">
            <text:p>1,4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HEAVY_SWORDSMAN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3">
          <table:table-cell table:style-name="ce20" office:value-type="string" calcext:value-type="string">
            <text:p>46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32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None</text:p>
          </table:table-cell>
          <table:table-cell table:style-name="ce4" table:number-columns-repeated="7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20" table:number-columns-repeated="2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10:03:34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5T10:06:03.997000000</dc:date>
    <meta:editing-duration>P26DT6H21M43S</meta:editing-duration>
    <meta:editing-cycles>1067</meta:editing-cycles>
    <meta:generator>LibreOffice/7.1.3.2$Windows_X86_64 LibreOffice_project/47f78053abe362b9384784d31a6e56f8511eb1c1</meta:generator>
    <meta:document-statistic meta:table-count="1" meta:cell-count="717" meta:object-count="0"/>
  </office:meta>
</office:document-meta>
</file>